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9D4C50DE25.png" manifest:media-type="image/png"/>
  <manifest:file-entry manifest:full-path="Pictures/10000201000000A40000008A1CDE602E.png" manifest:media-type="image/png"/>
  <manifest:file-entry manifest:full-path="Pictures/10000201000000AB0000008A9969A39A.png" manifest:media-type="image/png"/>
  <manifest:file-entry manifest:full-path="Pictures/10000201000000A60000009EFC3672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fill-color="#ffffff" fo:min-height="10.8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10.863cm" svg:x="1.6cm" svg:y="0.028cm" presentation:class="subtitle" presentation:user-transformed="true">
          <draw:text-box>
            <text:p text:style-name="P1"><text:span text:style-name="T1">［問 </text:span><text:span text:style-name="T1">4</text:span><text:span text:style-name="T1">］</text:span></text:p>
            <text:p text:style-name="P2"><text:span text:style-name="T1">次 の 文 を 読み、 メジャー リーグ 選手 の 出身 国 の 内訳 を 表す 図 として 適当 な もの を すべて 選び なさい。</text:span></text:p>
            <text:p text:style-name="P1"><text:span text:style-name="T1"/></text:p>
            <text:p text:style-name="P1"><text:span text:style-name="T1">メジャー リーグ の 選手 の うち </text:span><text:span text:style-name="T1">28</text:span><text:span text:style-name="T1">％ は アメリカ合衆国 以外 の 出身 の 選手 で ある が、 その 出身 国 を 見る と、 ドミニカ共和国がが 最も 多く およそ </text:span><text:span text:style-name="T1">35</text:span><text:span text:style-name="T1">％ で ある。</text:span></text:p>
            <text:p text:style-name="P1"><text:span text:style-name="T1"/></text:p>
          </draw:text-box>
        </draw:frame>
        <draw:frame draw:style-name="gr1" draw:text-style-name="P4" draw:layer="layout" svg:width="5.919cm" svg:height="5.634cm" svg:x="1.681cm" svg:y="10.166cm">
          <draw:image xlink:href="Pictures/10000201000000A60000009EFC367234.png" xlink:type="simple" xlink:show="embed" xlink:actuate="onLoad">
            <text:p/>
          </draw:image>
        </draw:frame>
        <draw:frame draw:style-name="gr1" draw:text-style-name="P4" draw:layer="layout" svg:width="6.145cm" svg:height="4.959cm" svg:x="13.855cm" svg:y="10.891cm">
          <draw:image xlink:href="Pictures/10000201000000AB0000008A9969A39A.png" xlink:type="simple" xlink:show="embed" xlink:actuate="onLoad">
            <text:p/>
          </draw:image>
        </draw:frame>
        <draw:frame draw:style-name="gr1" draw:text-style-name="P4" draw:layer="layout" svg:width="6cm" svg:height="5.049cm" svg:x="19.953cm" svg:y="11cm">
          <draw:image xlink:href="Pictures/10000201000000A40000008A1CDE602E.png" xlink:type="simple" xlink:show="embed" xlink:actuate="onLoad">
            <text:p/>
          </draw:image>
        </draw:frame>
        <draw:frame draw:style-name="gr1" draw:text-style-name="P4" draw:layer="layout" svg:width="6.385cm" svg:height="5.6cm" svg:x="7.421cm" svg:y="10.2cm">
          <draw:image xlink:href="Pictures/10000201000000B30000009D4C50D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5:26:33.844791366</meta:creation-date>
    <dc:date>2018-04-23T05:49:19.766610982</dc:date>
    <meta:editing-duration>PT6M55S</meta:editing-duration>
    <meta:editing-cycles>1</meta:editing-cycles>
    <meta:document-statistic meta:object-count="32"/>
    <meta:generator>LibreOffice/4.4.3.2$MacOSX_X86_64 LibreOffice_project/88805f81e9fe61362df02b9941de8e38a9b5fd16</meta:generator>
  </office:meta>
</office:document-meta>
</file>